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rc_tag_structure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gfield</text:p>
          </table:table-cell>
          <table:table-cell office:value-type="string" calcext:value-type="string">
            <text:p>liblibrarian</text:p>
          </table:table-cell>
          <table:table-cell office:value-type="string" calcext:value-type="string">
            <text:p>libopac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authorised_value</text:p>
          </table:table-cell>
          <table:table-cell office:value-type="string" calcext:value-type="string">
            <text:p>frameworkcode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LEA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number-columns-repeated="2" office:value-type="string" calcext:value-type="string">
            <text:p>CONTROL NUMBER IDENT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LIBRARY OF CONGRESS 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MAIN ENTRY--PERSONAL 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4</text:p>
          </table:table-cell>
        </table:table-row>
      </table:table>
      <table:table table:name="marc_subfield_structure" table:style-name="ta1" table:print="false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agfield</text:p>
          </table:table-cell>
          <table:table-cell office:value-type="string" calcext:value-type="string">
            <text:p>tagsubfield</text:p>
          </table:table-cell>
          <table:table-cell office:value-type="string" calcext:value-type="string">
            <text:p>liblibrarian</text:p>
          </table:table-cell>
          <table:table-cell office:value-type="string" calcext:value-type="string">
            <text:p>libopac</text:p>
          </table:table-cell>
          <table:table-cell office:value-type="string" calcext:value-type="string">
            <text:p>repea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kohafield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authorised_value</text:p>
          </table:table-cell>
          <table:table-cell office:value-type="string" calcext:value-type="string">
            <text:p>authtypecode</text:p>
          </table:table-cell>
          <table:table-cell office:value-type="string" calcext:value-type="string">
            <text:p>value_builder</text:p>
          </table:table-cell>
          <table:table-cell office:value-type="string" calcext:value-type="string">
            <text:p>isur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frameworkcode</text:p>
          </table:table-cell>
          <table:table-cell office:value-type="string" calcext:value-type="string">
            <text:p>seeals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maxlength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leader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orgcode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5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6.p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7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marc21_field_008.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fixed length control 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Field link and sequence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C control nu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blioitems.lcc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UCMC control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Canceled/invalid LC control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Authority record control number or standard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Real World Object U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ource of heading or t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9999" calcext:value-type="float">
            <text:p>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5:55:16.784392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8-11-12T17:05:45</meta:creation-date>
    <dc:date>2021-02-01T15:55:35.040533931</dc:date>
    <dc:language>en</dc:language>
    <meta:editing-cycles>6</meta:editing-cycles>
    <meta:editing-duration>PT4M11S</meta:editing-duration>
    <meta:document-statistic meta:table-count="2" meta:cell-count="347" meta:object-count="0"/>
    <meta:user-defined meta:name="Info 1"/>
    <meta:user-defined meta:name="Info 2"/>
    <meta:user-defined meta:name="Info 3"/>
    <meta:user-defined meta:name="Info 4"/>
  </office:meta>
</office:document-meta>
</file>